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nsecutive-numbers/" text:style-name="Internet_20_link" text:visited-style-name="Visited_20_Internet_20_Link"><text:span text:style-name="T1">180. Consecutive Numbers</text:span></text:a></text:p>
      <text:section text:style-name="Sect1" text:name="headlessui-popover-button-:rp:">
        <text:p text:style-name="Standard"/>
      </text:section>
      <text:p text:style-name="P5">Medium</text:p>
      <text:p text:style-name="P5">1.7K</text:p>
      <text:p text:style-name="P5">237</text:p>
      <text:section text:style-name="Sect1" text:name="headlessui-popover-button-:rt:">
        <text:p text:style-name="Standard"/>
      </text:section>
      <text:section text:style-name="Sect1" text:name="headlessui-popover-button-:rv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Log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um <text:s text:c="8"/>| varchar |</text:p>
      <text:p text:style-name="P2">+-------------+---------+</text:p>
      <text:p text:style-name="P2">In SQL, id is the primary key for this table.</text:p>
      <text:p text:style-name="P1">id is an autoincrement column.</text:p>
      <text:p text:style-name="P7"> </text:p>
      <text:p text:style-name="P7">Find all numbers that appear at least three times consecutively.</text:p>
      <text:p text:style-name="P6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 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Logs table:</text:p>
      <text:p text:style-name="P2">+----+-----+</text:p>
      <text:p text:style-name="P2">| id | num |</text:p>
      <text:p text:style-name="P2">+----+-----+</text:p>
      <text:p text:style-name="P2">| 1 <text:s/>| 1 <text:s text:c="2"/>|</text:p>
      <text:p text:style-name="P2">| 2 <text:s/>| 1 <text:s text:c="2"/>|</text:p>
      <text:p text:style-name="P2">| 3 <text:s/>| 1 <text:s text:c="2"/>|</text:p>
      <text:p text:style-name="P2">| 4 <text:s/>| 2 <text:s text:c="2"/>|</text:p>
      <text:p text:style-name="P2">| 5 <text:s/>| 1 <text:s text:c="2"/>|</text:p>
      <text:p text:style-name="P2">| 6 <text:s/>| 2 <text:s text:c="2"/>|</text:p>
      <text:p text:style-name="P2">| 7 <text:s/>| 2 <text:s text:c="2"/>|</text:p>
      <text:p text:style-name="P2">+----+-----+</text:p>
      <text:p text:style-name="P4"><text:span text:style-name="Strong_20_Emphasis"><text:span text:style-name="T1">Output:</text:span></text:span><text:span text:style-name="T1"> </text:span></text:p>
      <text:p text:style-name="P2">+-----------------+</text:p>
      <text:p text:style-name="P2">| ConsecutiveNums |</text:p>
      <text:p text:style-name="P2">+-----------------+</text:p>
      <text:p text:style-name="P2">| 1 <text:s text:c="14"/>|</text:p>
      <text:p text:style-name="P2">+-----------------+</text:p>
      <text:p text:style-name="P3"><text:span text:style-name="Strong_20_Emphasis"><text:span text:style-name="T1">Explanation:</text:span></text:span><text:span text:style-name="T1"> 1 is the only number that appears consecutively for at least three times.</text:span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1T07:56:35.638000000</dc:date>
    <meta:editing-duration>PT12S</meta:editing-duration>
    <meta:editing-cycles>1</meta:editing-cycles>
    <meta:document-statistic meta:table-count="0" meta:image-count="0" meta:object-count="0" meta:page-count="2" meta:paragraph-count="41" meta:word-count="157" meta:character-count="790" meta:non-whitespace-character-count="624"/>
    <meta:generator>LibreOffice/7.2.2.2$Windows_X86_64 LibreOffice_project/02b2acce88a210515b4a5bb2e46cbfb63fe97d56</meta:generator>
  </office:meta>
</office:document-meta>
</file>